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Utils.getBindingExtension( Binding bin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sdlUtils.useHTTPBinding( Binding bin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Utils.getMimeContent( List extensibilityEle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Utils.resolveVerb( Binding binding , BindingOperation binding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Utils.getOperationVerb( BindingOperation bindingOpe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dlUtils.getHttpHeaders( List extensibilityEle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sdlUtils.inferFault( Operation operation , QName e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sdlUtils.getBindingExtension( Por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Utils.useMimeMultipartRelated( BindingInput binding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Utils.useHTTPBinding( Por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Utils.useSOAPBinding( Definition def , QName serviceName , String por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Utils.useSOAPBinding( 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Utils.useHTTPBinding( Definition def , QName serviceName , String por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Utils.useSOAPBinding( Por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Utils.useUrlReplacement( BindingInput binding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Utils.getOperationExtension( BindingOperation binding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sdlUtils.useUrlEncoded( BindingInput binding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Utils.getAddressExtension( Port 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sdlUtils.isOdeFault( BindingFault fa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